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5.378cm"/>
    </style:style>
    <style:style style:name="co7" style:family="table-column">
      <style:table-column-properties fo:break-before="auto" style:column-width="4.203cm"/>
    </style:style>
    <style:style style:name="co8" style:family="table-column">
      <style:table-column-properties fo:break-before="auto" style:column-width="4.0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8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ce47" style:family="table-cell" style:parent-style-name="Default">
      <style:table-cell-properties fo:background-color="#ffff00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default-cell-style-name="ce29"/>
        <table:table-column table:style-name="co6" table:visibility="collapse" table:default-cell-style-name="ce29"/>
        <table:table-column table:style-name="co7" table:visibility="collapse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5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7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.00.0000</text:date>, <text:time style:data-style-name="N2" text:time-value="20:40:12.60929842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9T21:03:49.919288907</dc:date>
    <meta:editing-duration>PT6H35M26S</meta:editing-duration>
    <meta:editing-cycles>61</meta:editing-cycles>
    <meta:document-statistic meta:table-count="1" meta:cell-count="529" meta:object-count="0"/>
  </office:meta>
</office:document-meta>
</file>